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 style:shadow="none"/>
    </style:style>
    <style:style style:name="Tabell1.A" style:family="table-column">
      <style:table-column-properties style:column-width="17cm" style:rel-column-width="65535*"/>
    </style:style>
    <style:style style:name="Tabell1.A1" style:family="table-cell">
      <style:table-cell-properties fo:background-color="#333333" fo:padding="0.097cm" fo:border="1pt solid #000000">
        <style:background-image/>
      </style:table-cell-properties>
    </style:style>
    <style:style style:name="P1" style:family="paragraph" style:parent-style-name="Title">
      <style:text-properties fo:font-size="20pt" officeooo:rsid="0016d3a1" officeooo:paragraph-rsid="0016d3a1" style:font-size-asian="20pt" style:font-size-complex="20pt"/>
    </style:style>
    <style:style style:name="P2" style:family="paragraph" style:parent-style-name="Table_20_Contents">
      <style:text-properties style:font-name="Open Sans" fo:font-size="10pt" officeooo:rsid="001700c0" officeooo:paragraph-rsid="001700c0" style:font-size-asian="10pt" style:font-size-complex="10pt"/>
    </style:style>
    <style:style style:name="P3" style:family="paragraph" style:parent-style-name="Table_20_Contents">
      <style:text-properties style:font-name="Open Sans" fo:font-size="10pt" officeooo:rsid="001700c0" officeooo:paragraph-rsid="001fa1a0" style:font-size-asian="10pt" style:font-size-complex="10pt"/>
    </style:style>
    <style:style style:name="P4" style:family="paragraph" style:parent-style-name="Table_20_Contents">
      <style:text-properties style:font-name="Open Sans" fo:font-size="10pt" officeooo:rsid="001700c0" officeooo:paragraph-rsid="001bf653" style:font-size-asian="10pt" style:font-size-complex="10pt"/>
    </style:style>
    <style:style style:name="P5" style:family="paragraph" style:parent-style-name="Table_20_Contents">
      <style:text-properties style:font-name="Open Sans" fo:font-size="10pt" officeooo:rsid="001700c0" officeooo:paragraph-rsid="002075dc" style:font-size-asian="10pt" style:font-size-complex="10pt"/>
    </style:style>
    <style:style style:name="P6" style:family="paragraph" style:parent-style-name="Table_20_Contents">
      <style:text-properties style:font-name="Open Sans" fo:font-size="10pt" officeooo:rsid="001ed2db" officeooo:paragraph-rsid="001ed2db" style:font-size-asian="10pt" style:font-size-complex="10pt"/>
    </style:style>
    <style:style style:name="P7" style:family="paragraph" style:parent-style-name="Table_20_Contents">
      <style:text-properties style:font-name="Open Sans" fo:font-size="10pt" officeooo:rsid="001ed2db" officeooo:paragraph-rsid="002075dc" style:font-size-asian="10pt" style:font-size-complex="10pt"/>
    </style:style>
    <style:style style:name="P8" style:family="paragraph" style:parent-style-name="Table_20_Contents">
      <style:text-properties fo:color="#007826" style:font-name="Open Sans" fo:font-size="10pt" officeooo:rsid="001700c0" officeooo:paragraph-rsid="001700c0" style:font-size-asian="10pt" style:font-size-complex="10pt"/>
    </style:style>
    <style:style style:name="P9" style:family="paragraph" style:parent-style-name="Text_20_body">
      <style:text-properties officeooo:rsid="0016d3a1" officeooo:paragraph-rsid="0016d3a1"/>
    </style:style>
    <style:style style:name="T1" style:family="text">
      <style:text-properties fo:color="#3399ff"/>
    </style:style>
    <style:style style:name="T2" style:family="text">
      <style:text-properties fo:color="#3399ff" officeooo:rsid="001ed2db"/>
    </style:style>
    <style:style style:name="T3" style:family="text">
      <style:text-properties fo:color="#ccffcc"/>
    </style:style>
    <style:style style:name="T4" style:family="text">
      <style:text-properties fo:color="#ff33ff"/>
    </style:style>
    <style:style style:name="T5" style:family="text">
      <style:text-properties fo:color="#ff33ff" officeooo:rsid="001700c0"/>
    </style:style>
    <style:style style:name="T6" style:family="text">
      <style:text-properties fo:color="#ff33ff" officeooo:rsid="001fa1a0"/>
    </style:style>
    <style:style style:name="T7" style:family="text">
      <style:text-properties fo:color="#007826"/>
    </style:style>
    <style:style style:name="T8" style:family="text">
      <style:text-properties fo:color="#007826" officeooo:rsid="0017088d"/>
    </style:style>
    <style:style style:name="T9" style:family="text">
      <style:text-properties fo:color="#007826" officeooo:rsid="00189bf6"/>
    </style:style>
    <style:style style:name="T10" style:family="text">
      <style:text-properties fo:color="#007826" officeooo:rsid="0019f6b7"/>
    </style:style>
    <style:style style:name="T11" style:family="text">
      <style:text-properties fo:color="#007826" officeooo:rsid="001bf653"/>
    </style:style>
    <style:style style:name="T12" style:family="text">
      <style:text-properties fo:color="#007826" officeooo:rsid="002075dc"/>
    </style:style>
    <style:style style:name="T13" style:family="text">
      <style:text-properties fo:color="#007826" officeooo:rsid="001700c0"/>
    </style:style>
    <style:style style:name="T14" style:family="text">
      <style:text-properties officeooo:rsid="0018eebc"/>
    </style:style>
    <style:style style:name="T15" style:family="text">
      <style:text-properties officeooo:rsid="001ed2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äsning av fil till sträng</text:p>
      <table:table table:name="Tabell1" table:style-name="Tabell1">
        <table:table-column table:style-name="Tabell1.A"/>
        <table:table-row>
          <table:table-cell table:style-name="Tabell1.A1" office:value-type="string">
            <text:p text:style-name="P2"><text:span text:style-name="T1">char</text:span>* readFileToStr(<text:span text:style-name="T1">const char</text:span>* path)</text:p>
            <text:p text:style-name="P2">{</text:p>
            <text:p text:style-name="P2"><text:s text:c="12"/><text:span text:style-name="T7">// </text:span><text:span text:style-name="T8">Skapa nödvändiga variabler för längd och buffert</text:span></text:p>
            <text:p text:style-name="P2"><text:tab/><text:span text:style-name="T1">char</text:span>* buffer = 0;</text:p>
            <text:p text:style-name="P2"><text:tab/><text:span text:style-name="T3">uint32</text:span> length = 0;</text:p>
            <text:p text:style-name="P2"/>
            <text:p text:style-name="P2"><text:tab/><text:span text:style-name="T7">// </text:span><text:span text:style-name="T8">Öppna fil och spara dess pekare</text:span></text:p>
            <text:p text:style-name="P2"><text:tab/><text:span text:style-name="T3">FILE</text:span>* file = fopen(path, "rb");</text:p>
            <text:p text:style-name="P2"/>
            <text:p text:style-name="P2"><text:tab/><text:span text:style-name="T7">// </text:span><text:span text:style-name="T8">Om filen öppnats klokt</text:span><text:span text:style-name="T9">-</text:span></text:p>
            <text:p text:style-name="P2"><text:tab/><text:span text:style-name="T1">if</text:span> (file)</text:p>
            <text:p text:style-name="P2"><text:tab/>{</text:p>
            <text:p text:style-name="P2"><text:tab/><text:tab/><text:span text:style-name="T7">// </text:span><text:span text:style-name="T9">Hoppa till slutet av filen</text:span></text:p>
            <text:p text:style-name="P3"><text:tab/><text:tab/>fseek(file, 0, <text:span text:style-name="T6">SEEK_END</text:span>);</text:p>
            <text:p text:style-name="P2"/>
            <text:p text:style-name="P2"><text:tab/><text:tab/><text:span text:style-name="T7">// </text:span><text:span text:style-name="T9">Fråga efter den nuvaranda positionen i filen(alltså slutet)</text:span></text:p>
            <text:p text:style-name="P2"><text:tab/><text:tab/>length = ftell(file);</text:p>
            <text:p text:style-name="P2"/>
            <text:p text:style-name="P2"><text:tab/><text:tab/><text:span text:style-name="T7">// </text:span><text:span text:style-name="T9">Hoppa tillbaka till början så vi kan läsa</text:span></text:p>
            <text:p text:style-name="P2"><text:tab/><text:tab/>rewind(file);</text:p>
            <text:p text:style-name="P2"/>
            <text:p text:style-name="P8"><text:tab/><text:tab/>// <text:span text:style-name="T14">Skaffa minne för bufferten nu när vi vet hur stor den behöver vara</text:span></text:p>
            <text:p text:style-name="P2"><text:tab/><text:tab/>buffer = malloc((length * <text:span text:style-name="T1">sizeof</text:span>(<text:span text:style-name="T1">char</text:span>)) + 1);</text:p>
            <text:p text:style-name="P2"><text:tab/><text:tab/></text:p>
            <text:p text:style-name="P2"><text:tab/><text:tab/><text:span text:style-name="T7">// </text:span><text:span text:style-name="T10">Om minner allokerats klokt</text:span></text:p>
            <text:p text:style-name="P2"><text:tab/><text:tab/><text:span text:style-name="T1">if</text:span> (buffer)</text:p>
            <text:p text:style-name="P2"><text:tab/><text:tab/>{</text:p>
            <text:p text:style-name="P4"><text:s text:c="38"/><text:span text:style-name="T7">// </text:span><text:span text:style-name="T11">Läs filens data in i bufferten</text:span></text:p>
            <text:p text:style-name="P2"><text:tab/><text:tab/><text:tab/>fread(buffer, <text:span text:style-name="T1">sizeof</text:span>(<text:span text:style-name="T1">char</text:span>), length, file);</text:p>
            <text:p text:style-name="P2"/>
            <text:p text:style-name="P4"><text:s text:c="38"/><text:span text:style-name="T7">// </text:span><text:span text:style-name="T11">Lägg till \0 så andra funktioner vet när de nått slutet</text:span></text:p>
            <text:p text:style-name="P2"><text:tab/><text:tab/><text:tab/>buffer[length] = '\0';</text:p>
            <text:p text:style-name="P2"><text:tab/><text:tab/>}</text:p>
            <text:p text:style-name="P5"><text:s text:c="25"/><text:span text:style-name="T2">else <text:s/></text:span><text:span text:style-name="T7">// </text:span><text:span text:style-name="T12">Om bufferten inte lyckades få sitt minne</text:span></text:p>
            <text:p text:style-name="P6"><text:tab/><text:tab/>{</text:p>
            <text:p text:style-name="P7"><text:s text:c="38"/><text:span text:style-name="T13">// </text:span><text:span text:style-name="T12">Stäng filen och returnera NULL</text:span></text:p>
            <text:p text:style-name="P6"><text:tab/><text:tab/><text:tab/>fclose(file);</text:p>
            <text:p text:style-name="P6"><text:tab/><text:tab/><text:tab/><text:span text:style-name="T1">return</text:span> <text:span text:style-name="T5">NULL</text:span>;</text:p>
            <text:p text:style-name="P6"><text:tab/><text:tab/>}</text:p>
            <text:p text:style-name="P2"><text:tab/><text:tab/>fclose(file);</text:p>
            <text:p text:style-name="P2"><text:tab/>}</text:p>
            <text:p text:style-name="P4"><text:tab/><text:span text:style-name="T1">else </text:span><text:span text:style-name="T7">// </text:span><text:span text:style-name="T11">Om filen misslyckades att öpnnas</text:span></text:p>
            <text:p text:style-name="P2"><text:tab/>{</text:p>
            <text:p text:style-name="P2"><text:tab/><text:tab/>return <text:span text:style-name="T4">NULL</text:span>;</text:p>
            <text:p text:style-name="P2"><text:tab/>}</text:p>
            <text:p text:style-name="P2"/>
            <text:p text:style-name="P2"><text:tab/><text:span text:style-name="T1">return</text:span> buffer;</text:p>
            <text:p text:style-name="P2">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13:31.167000000</meta:creation-date>
    <dc:date>2017-12-16T18:26:43.486000000</dc:date>
    <meta:editing-duration>PT13M6S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42" meta:word-count="169" meta:character-count="1157" meta:non-whitespace-character-count="819"/>
  </office:meta>
</office:document-meta>
</file>